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monospace" svg:font-family="monospace, monospace"/>
  </office:font-face-decls>
  <office:automatic-styles>
    <style:style style:name="P1" style:family="paragraph" style:parent-style-name="Heading_20_1">
      <style:paragraph-properties fo:margin-left="0cm" fo:margin-right="0cm" fo:margin-top="0cm" fo:margin-bottom="0cm" style:contextual-spacing="false" fo:line-height="170%" fo:orphans="2" fo:widows="2" fo:text-indent="0cm" style:auto-text-indent="false"/>
      <style:text-properties fo:font-variant="normal" fo:text-transform="none" fo:color="#000000" loext:opacity="100%" style:font-name="Roboto" fo:font-size="18pt" fo:letter-spacing="normal" fo:font-style="normal" fo:font-weight="normal" officeooo:paragraph-rsid="0010e0e7" fo:background-color="#ffffff" style:font-size-asian="18pt" style:font-size-complex="18pt"/>
    </style:style>
    <style:style style:name="P2" style:family="paragraph" style:parent-style-name="Heading_20_2">
      <style:paragraph-properties fo:margin-left="0cm" fo:margin-right="0cm" fo:margin-top="0cm" fo:margin-bottom="0cm" style:contextual-spacing="false" fo:line-height="125%" fo:orphans="2" fo:widows="2" fo:text-indent="0cm" style:auto-text-indent="false"/>
      <style:text-properties fo:font-variant="normal" fo:text-transform="none" fo:color="#000000" loext:opacity="100%" style:font-name="Roboto" fo:letter-spacing="normal" fo:font-style="normal" fo:font-weight="normal"/>
    </style:style>
    <style:style style:name="P3" style:family="paragraph" style:parent-style-name="Heading_20_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Roboto" fo:letter-spacing="normal" fo:font-style="normal" fo:font-weight="normal"/>
    </style:style>
    <style:style style:name="P4" style:family="paragraph" style:parent-style-name="Preformatted_20_Text">
      <loext:graphic-properties draw:fill="solid" draw:fill-color="#242620" draw:opacity="100%"/>
      <style:paragraph-properties fo:margin-left="0cm" fo:margin-right="0cm" fo:margin-top="0cm" fo:margin-bottom="0cm" style:contextual-spacing="false" fo:orphans="2" fo:widows="2" fo:text-indent="0cm" style:auto-text-indent="false" fo:background-color="#242620" fo:padding="0cm" fo:border="none"/>
    </style:style>
    <style:style style:name="P5" style:family="paragraph" style:parent-style-name="Preformatted_20_Text">
      <loext:graphic-properties draw:fill="solid" draw:fill-color="#242620" draw:opacity="100%"/>
      <style:paragraph-properties fo:margin-left="0cm" fo:margin-right="0cm" fo:margin-top="0.423cm" fo:margin-bottom="0.423cm" style:contextual-spacing="false" fo:orphans="2" fo:widows="2" fo:text-indent="0cm" style:auto-text-indent="false" fo:background-color="#242620" fo:padding="0cm" fo:border="none"/>
    </style:style>
    <style:style style:name="P6" style:family="paragraph" style:parent-style-name="Preformatted_20_Text">
      <loext:graphic-properties draw:fill="solid" draw:fill-color="#242620" draw:opacity="100%"/>
      <style:paragraph-properties fo:margin-top="0cm" fo:margin-bottom="0cm" style:contextual-spacing="false" fo:orphans="2" fo:widows="2" fo:background-color="#242620" fo:padding="0cm" fo:border="none"/>
    </style:style>
    <style:style style:name="P7" style:family="paragraph" style:parent-style-name="Preformatted_20_Text">
      <loext:graphic-properties draw:fill="solid" draw:fill-color="#242620" draw:opacity="100%"/>
      <style:paragraph-properties fo:margin-top="0.423cm" fo:margin-bottom="0.423cm" style:contextual-spacing="false" fo:orphans="2" fo:widows="2" fo:background-color="#242620" fo:padding="0cm" fo:border="none"/>
    </style:style>
    <style:style style:name="P8" style:family="paragraph" style:parent-style-name="Preformatted_20_Text">
      <loext:graphic-properties draw:fill="solid" draw:fill-color="#242620" draw:opacity="100%"/>
      <style:paragraph-properties fo:margin-top="0.423cm" fo:margin-bottom="0.423cm" style:contextual-spacing="false" fo:orphans="2" fo:widows="2" fo:background-color="#242620" fo:padding="0cm" fo:border="none"/>
      <style:text-properties fo:color="#000000" loext:opacity="100%"/>
    </style:style>
    <style:style style:name="P9" style:family="paragraph" style:parent-style-name="Preformatted_20_Text">
      <loext:graphic-properties draw:fill="solid" draw:fill-color="#242620" draw:opacity="100%"/>
      <style:paragraph-properties fo:margin-top="0.423cm" fo:margin-bottom="0.423cm" style:contextual-spacing="false" fo:orphans="2" fo:widows="2" fo:background-color="#242620" fo:padding="0cm" fo:border="none"/>
      <style:text-properties fo:color="#ffffff" loext:opacity="100%"/>
    </style:style>
    <style:style style:name="P10" style:family="paragraph" style:parent-style-name="Text_20_body">
      <style:paragraph-properties fo:margin-left="0cm" fo:margin-right="0cm" fo:margin-top="0cm" fo:margin-bottom="0cm" style:contextual-spacing="false" fo:line-height="170%" fo:orphans="2" fo:widows="2" fo:text-indent="0cm" style:auto-text-indent="false"/>
    </style:style>
    <style:style style:name="P11" style:family="paragraph" style:parent-style-name="Text_20_body">
      <style:paragraph-properties fo:margin-left="0cm" fo:margin-right="0cm" fo:margin-top="0cm" fo:margin-bottom="0cm" style:contextual-spacing="false" fo:line-height="170%" fo:orphans="2" fo:widows="2" fo:text-indent="0cm" style:auto-text-indent="false"/>
      <style:text-properties officeooo:paragraph-rsid="0010e0e7"/>
    </style:style>
    <style:style style:name="P12" style:family="paragraph" style:parent-style-name="Text_20_body">
      <style:paragraph-properties fo:margin-left="0cm" fo:margin-right="0cm" fo:margin-top="0cm" fo:margin-bottom="0cm" style:contextual-spacing="false" fo:line-height="170%" fo:orphans="2" fo:widows="2" fo:text-indent="0cm" style:auto-text-indent="false"/>
      <style:text-properties fo:font-variant="normal" fo:text-transform="none" fo:color="#000000" loext:opacity="100%" style:font-name="Roboto" fo:letter-spacing="normal" fo:font-style="normal" fo:font-weight="normal"/>
    </style:style>
    <style:style style:name="P13" style:family="paragraph" style:parent-style-name="Text_20_body" style:list-style-name="L2">
      <style:paragraph-properties fo:margin-left="0cm" fo:margin-right="0cm" fo:margin-top="0cm" fo:margin-bottom="0.265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style>
    <style:style style:name="P14"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15"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16" style:family="paragraph" style:parent-style-name="Text_20_body">
      <style:paragraph-properties fo:margin-left="0cm" fo:margin-right="0cm" fo:margin-top="0cm" fo:margin-bottom="0cm" style:contextual-spacing="false" fo:line-height="170%" fo:orphans="2" fo:widows="2" fo:text-indent="0cm" style:auto-text-indent="false"/>
      <style:text-properties fo:color="#ffffff" loext:opacity="100%" style:font-name="Abyssinica SIL" fo:font-size="12pt" officeooo:paragraph-rsid="0010e0e7" fo:background-color="#ffffff" style:font-size-asian="10.5pt" style:font-size-complex="12pt"/>
    </style:style>
    <style:style style:name="T1" style:family="text">
      <style:text-properties fo:font-variant="normal" fo:text-transform="none" fo:color="#000000" loext:opacity="100%" style:font-name="Roboto" fo:letter-spacing="normal" fo:font-style="normal" fo:font-weight="normal"/>
    </style:style>
    <style:style style:name="T2" style:family="text">
      <style:text-properties fo:font-variant="normal" fo:text-transform="none" fo:color="#000000" loext:opacity="100%" style:font-name="Roboto" fo:letter-spacing="normal" fo:font-style="normal" fo:font-weight="bold"/>
    </style:style>
    <style:style style:name="T3" style:family="text">
      <style:text-properties fo:font-variant="normal" fo:text-transform="none" fo:color="#000000" loext:opacity="100%" style:font-name="Roboto" fo:font-size="12pt" fo:letter-spacing="normal" fo:font-style="normal" fo:font-weight="bold"/>
    </style:style>
    <style:style style:name="T4" style:family="text">
      <style:text-properties fo:font-variant="normal" fo:text-transform="none" fo:color="#000000" loext:opacity="100%" style:font-name="Roboto" fo:font-size="12pt" fo:letter-spacing="normal" fo:font-style="normal" fo:font-weight="bold" fo:background-color="#ffffff" loext:char-shading-value="0" style:font-size-asian="10.5pt" style:font-size-complex="12pt"/>
    </style:style>
    <style:style style:name="T5" style:family="text">
      <style:text-properties fo:font-variant="normal" fo:text-transform="none" fo:color="#000000" loext:opacity="100%" style:font-name="Roboto" fo:font-size="12pt" fo:letter-spacing="normal" fo:font-style="normal" fo:font-weight="normal"/>
    </style:style>
    <style:style style:name="T6" style:family="text">
      <style:text-properties fo:font-variant="normal" fo:text-transform="none" fo:color="#000000" loext:opacity="100%" style:font-name="Roboto" fo:font-size="12pt" fo:letter-spacing="normal" fo:font-style="normal" fo:font-weight="normal" fo:background-color="#ffffff" loext:char-shading-value="0" style:font-size-asian="10.5pt" style:font-size-complex="12pt"/>
    </style:style>
    <style:style style:name="T7" style:family="text">
      <style:text-properties fo:font-variant="normal" fo:text-transform="none" fo:color="#000000" loext:opacity="100%" style:font-name="monospace" fo:letter-spacing="normal" fo:font-style="normal" fo:font-weight="normal" fo:background-color="#0c1633" loext:char-shading-value="0" loext:padding="0cm" loext:border="none"/>
    </style:style>
    <style:style style:name="T8" style:family="text">
      <style:text-properties fo:font-variant="normal" fo:text-transform="none" fo:color="#000000" loext:opacity="100%" style:font-name="monospace" fo:font-size="10.5pt" fo:letter-spacing="normal" fo:font-style="normal" fo:font-weight="bold" fo:background-color="#0c1633" loext:char-shading-value="0" loext:padding="0cm" loext:border="none"/>
    </style:style>
    <style:style style:name="T9" style:family="text">
      <style:text-properties fo:font-variant="normal" fo:text-transform="none" fo:color="#000000" loext:opacity="100%" style:font-name="monospace" fo:font-size="10.5pt" fo:letter-spacing="normal" fo:font-style="normal" fo:font-weight="normal" fo:background-color="#0c1633" loext:char-shading-value="0" loext:padding="0cm" loext:border="none"/>
    </style:style>
    <style:style style:name="T10" style:family="text">
      <style:text-properties fo:font-variant="normal" fo:text-transform="none" fo:color="#000000" loext:opacity="100%" style:font-name="monospace" fo:font-size="12pt" fo:letter-spacing="normal" fo:font-style="normal" fo:font-weight="normal" fo:background-color="#0c1633" loext:char-shading-value="0" loext:padding="0cm" loext:border="none"/>
    </style:style>
    <style:style style:name="T11" style:family="text">
      <style:text-properties fo:font-variant="normal" fo:text-transform="none" fo:color="#000000" loext:opacity="100%" fo:letter-spacing="normal" fo:background-color="#0c1633" loext:char-shading-value="0" loext:padding="0cm" loext:border="none"/>
    </style:style>
    <style:style style:name="T12" style:family="text">
      <style:text-properties fo:font-variant="normal" fo:text-transform="none" fo:color="#000000" loext:opacity="100%" style:text-line-through-style="none" style:text-line-through-type="none" style:font-name="Roboto"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Roboto" fo:font-size="12pt" fo:letter-spacing="normal" fo:font-style="normal" style:text-underline-style="none" fo:font-weight="normal" style:text-blinking="false" fo:background-color="transparent" loext:char-shading-value="0" style:font-size-asian="10.5pt" style:font-size-complex="12pt"/>
    </style:style>
    <style:style style:name="T14" style:family="text">
      <style:text-properties fo:font-variant="normal" fo:text-transform="none" fo:color="#000000" loext:opacity="100%" style:text-line-through-style="none" style:text-line-through-type="none" style:font-name="Roboto" fo:font-size="12pt" fo:letter-spacing="normal" fo:font-style="normal" style:text-underline-style="none" fo:font-weight="bold" style:text-blinking="false" fo:background-color="transparent" loext:char-shading-value="0" style:font-size-asian="10.5pt" style:font-size-complex="12pt"/>
    </style:style>
    <style:style style:name="T15" style:family="text">
      <style:text-properties fo:font-variant="normal" fo:text-transform="none" fo:color="#ffffff" loext:opacity="100%" fo:letter-spacing="normal" fo:background-color="#0c1633" loext:char-shading-value="0" loext:padding="0cm" loext:border="none"/>
    </style:style>
    <style:style style:name="T16" style:family="text">
      <style:text-properties fo:font-variant="normal" fo:text-transform="none" fo:color="#ffffff" loext:opacity="100%" style:font-name="monospace" fo:font-size="10.5pt" fo:letter-spacing="normal" fo:font-style="normal" fo:font-weight="normal" fo:background-color="#0c1633" loext:char-shading-value="0" loext:padding="0cm" loext:border="none"/>
    </style:style>
    <style:style style:name="T17" style:family="text">
      <style:text-properties fo:font-variant="normal" fo:text-transform="none" fo:color="#ffffff" loext:opacity="100%" style:font-name="monospace" fo:font-size="10.5pt" fo:letter-spacing="normal" fo:font-style="normal" fo:font-weight="bold" fo:background-color="#0c1633" loext:char-shading-value="0" loext:padding="0cm" loext:border="none"/>
    </style:style>
    <style:style style:name="T18" style:family="text">
      <style:text-properties fo:font-variant="normal" fo:text-transform="none" fo:color="#ffffff" loext:opacity="100%" style:font-name="monospace" fo:letter-spacing="normal" fo:font-style="normal" fo:font-weight="normal" fo:background-color="#0c1633" loext:char-shading-value="0" loext:padding="0cm" loext:border="none"/>
    </style:style>
    <style:style style:name="T19" style:family="text">
      <style:text-properties fo:font-variant="normal" fo:text-transform="none" fo:color="#ffffff" loext:opacity="100%" style:font-name="monospace" fo:font-size="12pt" fo:letter-spacing="normal" fo:font-style="normal" fo:font-weight="normal" fo:background-color="#0c1633" loext:char-shading-value="0" loext:padding="0cm" loext:border="none"/>
    </style:style>
    <style:style style:name="T20" style:family="text">
      <style:text-properties fo:font-variant="normal" fo:text-transform="none" fo:color="#ffffff" loext:opacity="100%" style:font-name="Roboto" fo:letter-spacing="normal" fo:font-style="normal" fo:font-weight="normal"/>
    </style:style>
    <style:style style:name="T21" style:family="text">
      <style:text-properties fo:font-variant="normal" fo:text-transform="none" fo:color="#becde3" loext:opacity="100%" style:font-name="Roboto" fo:letter-spacing="normal" fo:font-style="normal" fo:font-weight="normal"/>
    </style:style>
    <style:style style:name="T22" style:family="text">
      <style:text-properties fo:font-variant="normal" fo:text-transform="none" fo:color="#becde3" loext:opacity="100%" style:font-name="Roboto" fo:letter-spacing="normal" fo:font-style="normal" fo:font-weight="bold"/>
    </style:style>
    <style:style style:name="T23" style:family="text">
      <style:text-properties fo:font-variant="normal" fo:text-transform="none" fo:color="#becde3" loext:opacity="100%" style:font-name="Roboto" fo:font-size="12pt" fo:letter-spacing="normal" fo:font-style="normal" fo:font-weight="bold"/>
    </style:style>
    <style:style style:name="T24" style:family="text">
      <style:text-properties fo:font-variant="normal" fo:text-transform="none" fo:color="#becde3" loext:opacity="100%" style:font-name="Roboto" fo:font-size="12pt" fo:letter-spacing="normal" fo:font-style="normal" fo:font-weight="normal"/>
    </style:style>
    <style:style style:name="T25" style:family="text">
      <style:text-properties fo:font-variant="normal" fo:text-transform="none" fo:color="#becde3" loext:opacity="100%" style:font-name="monospace" fo:letter-spacing="normal" fo:font-style="normal" fo:font-weight="normal" fo:background-color="#0c1633" loext:char-shading-value="0" loext:padding="0cm" loext:border="none"/>
    </style:style>
    <style:style style:name="T26" style:family="text">
      <style:text-properties fo:font-variant="normal" fo:text-transform="none" fo:color="#becde3" loext:opacity="100%" style:font-name="monospace" fo:font-size="12pt" fo:letter-spacing="normal" fo:font-style="normal" fo:font-weight="normal" fo:background-color="#0c1633" loext:char-shading-value="0" loext:padding="0cm" loext:border="none"/>
    </style:style>
    <style:style style:name="T27" style:family="text">
      <style:text-properties fo:font-variant="normal" fo:text-transform="none" fo:color="#33b1ff" loext:opacity="100%" style:text-line-through-style="none" style:text-line-through-type="none" style:font-name="Roboto" fo:letter-spacing="normal" fo:font-style="normal" style:text-underline-style="none" fo:font-weight="normal" style:text-blinking="false" fo:background-color="transparent" loext:char-shading-value="0"/>
    </style:style>
    <style:style style:name="T28" style:family="text">
      <style:text-properties fo:font-variant="normal" fo:text-transform="none" fo:color="#33b1ff" loext:opacity="100%" style:text-line-through-style="none" style:text-line-through-type="none" style:font-name="Roboto" fo:letter-spacing="normal" fo:font-style="normal" style:text-underline-style="none" fo:font-weight="bold" style:text-blinking="false" fo:background-color="transparent" loext:char-shading-value="0"/>
    </style:style>
    <style:style style:name="T29" style:family="text">
      <style:text-properties fo:font-variant="normal" fo:text-transform="none" fo:color="#f92672" loext:opacity="100%" style:font-name="monospace" fo:font-size="10.5pt" fo:letter-spacing="normal" fo:font-style="normal" fo:font-weight="bold" fo:background-color="#0c1633" loext:char-shading-value="0" loext:padding="0cm" loext:border="none"/>
    </style:style>
    <style:style style:name="T30" style:family="text">
      <style:text-properties fo:font-variant="normal" fo:text-transform="none" fo:color="#f92672" loext:opacity="100%" style:font-name="monospace" fo:font-size="10.5pt" fo:letter-spacing="normal" fo:font-style="normal" fo:font-weight="normal" fo:background-color="#0c1633" loext:char-shading-value="0" loext:padding="0cm" loext:border="none"/>
    </style:style>
    <style:style style:name="T31" style:family="text">
      <style:text-properties fo:font-variant="normal" fo:text-transform="none" fo:color="#a6e22e" loext:opacity="100%" style:font-name="monospace" fo:font-size="10.5pt" fo:letter-spacing="normal" fo:font-style="normal" fo:font-weight="normal" fo:background-color="#0c1633" loext:char-shading-value="0" loext:padding="0cm" loext:border="none"/>
    </style:style>
    <style:style style:name="T32" style:family="text">
      <style:text-properties fo:font-variant="normal" fo:text-transform="none" fo:color="#a6e22e" loext:opacity="100%" style:font-name="monospace" fo:font-size="10.5pt" fo:letter-spacing="normal" fo:font-style="normal" fo:font-weight="bold" fo:background-color="#0c1633" loext:char-shading-value="0" loext:padding="0cm" loext:border="none"/>
    </style:style>
    <style:style style:name="T33" style:family="text">
      <style:text-properties fo:font-variant="normal" fo:text-transform="none" fo:color="#75715e" loext:opacity="100%" style:font-name="monospace" fo:font-size="10.5pt" fo:letter-spacing="normal" fo:font-style="normal" fo:font-weight="normal" fo:background-color="#0c1633" loext:char-shading-value="0" loext:padding="0cm" loext:border="none"/>
    </style:style>
    <style:style style:name="T34" style:family="text">
      <style:text-properties fo:font-variant="normal" fo:text-transform="none" style:font-name="Roboto" fo:letter-spacing="normal" fo:font-style="normal" fo:font-weight="normal"/>
    </style:style>
    <style:style style:name="T35" style:family="text">
      <style:text-properties fo:font-variant="normal" fo:text-transform="none" style:font-name="Roboto" fo:letter-spacing="normal" fo:font-style="normal" fo:font-weight="bold"/>
    </style:style>
    <style:style style:name="T36" style:family="text">
      <style:text-properties fo:font-variant="normal" fo:text-transform="none" style:font-name="Roboto" fo:font-size="12pt" fo:letter-spacing="normal" fo:font-style="normal" fo:font-weight="bold"/>
    </style:style>
    <style:style style:name="T37" style:family="text">
      <style:text-properties fo:font-variant="normal" fo:text-transform="none" style:font-name="Roboto" fo:font-size="12pt" fo:letter-spacing="normal" fo:font-style="normal" fo:font-weight="normal"/>
    </style:style>
    <style:style style:name="T38" style:family="text">
      <style:text-properties fo:font-variant="normal" fo:text-transform="none" style:font-name="monospace" fo:letter-spacing="normal" fo:font-style="normal" fo:font-weight="normal" fo:background-color="#0c1633" loext:char-shading-value="0" loext:padding="0cm" loext:border="none"/>
    </style:style>
    <style:style style:name="T39" style:family="text">
      <style:text-properties fo:font-variant="normal" fo:text-transform="none" style:font-name="monospace" fo:font-size="10.5pt" fo:letter-spacing="normal" fo:font-style="normal" fo:font-weight="bold" fo:background-color="#0c1633" loext:char-shading-value="0" loext:padding="0cm" loext:border="none"/>
    </style:style>
    <style:style style:name="T40" style:family="text">
      <style:text-properties fo:font-variant="normal" fo:text-transform="none" style:font-name="monospace" fo:font-size="10.5pt" fo:letter-spacing="normal" fo:font-style="normal" fo:font-weight="normal" fo:background-color="#0c1633" loext:char-shading-value="0" loext:padding="0cm" loext:border="none"/>
    </style:style>
    <style:style style:name="T41" style:family="text">
      <style:text-properties fo:font-variant="normal" fo:text-transform="none" style:font-name="monospace" fo:font-size="12pt" fo:letter-spacing="normal" fo:font-style="normal" fo:font-weight="normal" fo:background-color="#0c1633" loext:char-shading-value="0" loext:padding="0cm" loext:border="none"/>
    </style:style>
    <style:style style:name="T42" style:family="text">
      <style:text-properties fo:font-variant="normal" fo:text-transform="none" style:text-line-through-style="none" style:text-line-through-type="none" style:font-name="Roboto" fo:letter-spacing="normal" fo:font-style="normal" style:text-underline-style="none" fo:font-weight="normal" style:text-blinking="false" fo:background-color="transparent" loext:char-shading-value="0"/>
    </style:style>
    <style:style style:name="T43" style:family="text">
      <style:text-properties fo:font-variant="normal" fo:text-transform="none" style:text-line-through-style="none" style:text-line-through-type="none" style:font-name="Roboto" fo:letter-spacing="normal" fo:font-style="normal" style:text-underline-style="none" fo:font-weight="bold" style:text-blinking="false" fo:background-color="transparent" loext:char-shading-value="0"/>
    </style:style>
    <style:style style:name="T44" style:family="text">
      <style:text-properties fo:font-variant="normal" fo:text-transform="none" fo:letter-spacing="normal" fo:background-color="#0c1633" loext:char-shading-value="0" loext:padding="0cm" loext:border="none"/>
    </style:style>
    <style:style style:name="T45" style:family="text">
      <style:text-properties officeooo:rsid="0017e33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45">6 - </text:span>Componentes de TODO Machine</text:h>
      <text:p text:style-name="P11"><text:span text:style-name="T6"/></text:p>
      <text:p text:style-name="P11"><text:span text:style-name="T6">Ya que conocemos </text:span><text:a xlink:type="simple" xlink:href="https://platzi.com/clases/2444-react/40304-jsx-componentes-vs-elementos-y-props-vs-atributos/" office:target-frame-name="_blank" xlink:show="new" text:style-name="Internet_20_link" text:visited-style-name="Visited_20_Internet_20_Link"><text:span text:style-name="T13">qué es </text:span></text:a><text:a xlink:type="simple" xlink:href="https://platzi.com/clases/2444-react/40304-jsx-componentes-vs-elementos-y-props-vs-atributos/" office:target-frame-name="_blank" xlink:show="new" text:style-name="Internet_20_link" text:visited-style-name="Visited_20_Internet_20_Link"><text:span text:style-name="Strong_20_Emphasis"><text:span text:style-name="T14">JSX</text:span></text:span></text:a><text:span text:style-name="T6"> y cómo funciona, cómo pasar </text:span><text:span text:style-name="Strong_20_Emphasis"><text:span text:style-name="T4">propiedades</text:span></text:span><text:span text:style-name="T6"> a los componentes, podemos comenzar con la creación de nuestra aplicación.</text:span></text:p>
      <text:h text:style-name="P2" text:outline-level="2">Análisis de nuestra aplicación</text:h>
      <text:p text:style-name="P12">Anteriormente, hemos detectado los componentes y sus comportamientos dentro de nuestro TODO app, necesitamos crear:</text:p>
      <text:list xml:id="list1525071465" text:style-name="L1">
        <text:list-item>
          <text:p text:style-name="P14"><text:span text:style-name="Strong_20_Emphasis"><text:span text:style-name="T3">Counter:</text:span></text:span><text:span text:style-name="T5"> para llevar un conteo de las tareas totales y las completadas.</text:span></text:p>
        </text:list-item>
        <text:list-item>
          <text:p text:style-name="P14"><text:span text:style-name="Strong_20_Emphasis"><text:span text:style-name="T3">Search</text:span></text:span><text:span text:style-name="T5">: para filtrar los TODOs de la lista.</text:span></text:p>
        </text:list-item>
        <text:list-item>
          <text:p text:style-name="P14"><text:span text:style-name="Strong_20_Emphasis"><text:span text:style-name="T3">List</text:span></text:span><text:span text:style-name="T5">: en donde tendremos cada uno de los TODOs.</text:span></text:p>
        </text:list-item>
        <text:list-item>
          <text:p text:style-name="P14"><text:span text:style-name="Strong_20_Emphasis"><text:span text:style-name="T3">Item</text:span></text:span><text:span text:style-name="T5">: será cada uno de los TODOs.</text:span></text:p>
        </text:list-item>
        <text:list-item>
          <text:p text:style-name="P14"><text:span text:style-name="Strong_20_Emphasis"><text:span text:style-name="T3">Add Todo</text:span></text:span><text:span text:style-name="T5">: botón para agregar un nuevo TODO.</text:span></text:p>
        </text:list-item>
      </text:list>
      <text:p text:style-name="P12">Adicionalmente, tendremos que crear un modal para ingresar los datos del nuevo TODO (Lo veremos más adelante).</text:p>
      <text:p text:style-name="P10"><text:span text:style-name="T1">Para empezar a trabajar en el código, primero eliminaremos algunos archivos que no son necesarios para nuestra aplicación, solamente dejaremos dentro de nuestra carpeta </text:span><text:span text:style-name="Source_20_Text"><text:span text:style-name="T18">src/</text:span></text:span><text:span text:style-name="T20"> </text:span><text:span text:style-name="T1">los archivos </text:span><text:span text:style-name="Source_20_Text"><text:span text:style-name="T18">index.js</text:span></text:span><text:span text:style-name="T1">, </text:span><text:span text:style-name="Source_20_Text"><text:span text:style-name="T18">App.js</text:span></text:span><text:span text:style-name="T20"> </text:span><text:span text:style-name="T1">y los estilos.</text:span></text:p>
      <text:h text:style-name="P2" text:outline-level="2">index.js</text:h>
      <text:p text:style-name="P10"><text:span text:style-name="T1">En la </text:span><text:a xlink:type="simple" xlink:href="https://platzi.com/clases/2444-react/48389-cambios-en-react-18-reactdomcreateroot/" office:target-frame-name="_blank" xlink:show="new" text:style-name="Internet_20_link" text:visited-style-name="Visited_20_Internet_20_Link"><text:span text:style-name="T12">versión 18 de React</text:span></text:a><text:span text:style-name="T1"> añadieron cambios importantes, principalmente el método para crear una raíz para renderizar o desmontar:</text:span></text:p>
      <text:h text:style-name="P3" text:outline-level="3">Versión menor a React V18</text:h>
      <text:p text:style-name="P4"><text:span text:style-name="Source_20_Text"><text:span text:style-name="T17">import</text:span></text:span><text:span text:style-name="Source_20_Text"><text:span text:style-name="T16"> React </text:span></text:span><text:span text:style-name="Source_20_Text"><text:span text:style-name="T17">from</text:span></text:span><text:span text:style-name="Source_20_Text"><text:span text:style-name="T16"> 'react'</text:span></text:span></text:p>
      <text:p text:style-name="P4"><text:span text:style-name="Source_20_Text"><text:span text:style-name="T17">import</text:span></text:span><text:span text:style-name="Source_20_Text"><text:span text:style-name="T16"> ReactDOM </text:span></text:span><text:span text:style-name="Source_20_Text"><text:span text:style-name="T17">from</text:span></text:span><text:span text:style-name="Source_20_Text"><text:span text:style-name="T16"> 'react-dom'</text:span></text:span></text:p>
      <text:p text:style-name="P4"><text:span text:style-name="Source_20_Text"><text:span text:style-name="T17">import</text:span></text:span><text:span text:style-name="Source_20_Text"><text:span text:style-name="T16"> App </text:span></text:span><text:span text:style-name="Source_20_Text"><text:span text:style-name="T17">from</text:span></text:span><text:span text:style-name="Source_20_Text"><text:span text:style-name="T16"> './components/App'</text:span></text:span></text:p>
      <text:p text:style-name="P9"/>
      <text:p text:style-name="P4"><text:span text:style-name="Source_20_Text"><text:span text:style-name="T16">// ReactDOM.render(__qué__, __dónde__);</text:span></text:span></text:p>
      <text:p text:style-name="P4"><text:span text:style-name="Source_20_Text"><text:span text:style-name="T16">ReactDOM.render(&lt;App /&gt;, document.getElementById('root'))</text:span></text:span></text:p>
      <text:p text:style-name="P10"><text:span text:style-name="T1">En la versión menor a la 18 de React, utilizamos el método </text:span><text:span text:style-name="Source_20_Text"><text:span text:style-name="T7">render</text:span></text:span><text:span text:style-name="T1"> de </text:span><text:span text:style-name="Strong_20_Emphasis"><text:span text:style-name="T2">ReactDOM</text:span></text:span><text:span text:style-name="T1">, que recibe dos argumentos, el componente que queremos renderizar y el contenedor.</text:span></text:p>
      <text:h text:style-name="P3" text:outline-level="3">Versión mayor o igual a React V18</text:h>
      <text:p text:style-name="P4"><text:span text:style-name="Source_20_Text"><text:span text:style-name="T17">import</text:span></text:span><text:span text:style-name="Source_20_Text"><text:span text:style-name="T16"> React </text:span></text:span><text:span text:style-name="Source_20_Text"><text:span text:style-name="T17">from</text:span></text:span><text:span text:style-name="Source_20_Text"><text:span text:style-name="T16"> "react";</text:span></text:span></text:p>
      <text:p text:style-name="P4"><text:soft-page-break/><text:span text:style-name="Source_20_Text"><text:span text:style-name="T17">import</text:span></text:span><text:span text:style-name="Source_20_Text"><text:span text:style-name="T16"> ReactDOM </text:span></text:span><text:span text:style-name="Source_20_Text"><text:span text:style-name="T17">from</text:span></text:span><text:span text:style-name="Source_20_Text"><text:span text:style-name="T16"> "react-dom/client";</text:span></text:span></text:p>
      <text:p text:style-name="P4"><text:span text:style-name="Source_20_Text"><text:span text:style-name="T17">import</text:span></text:span><text:span text:style-name="Source_20_Text"><text:span text:style-name="T16"> App </text:span></text:span><text:span text:style-name="Source_20_Text"><text:span text:style-name="T17">from</text:span></text:span><text:span text:style-name="Source_20_Text"><text:span text:style-name="T16"> "./App";</text:span></text:span></text:p>
      <text:p text:style-name="P8"/>
      <text:p text:style-name="P4"><text:span text:style-name="Source_20_Text"><text:span text:style-name="T17">const</text:span></text:span><text:span text:style-name="Source_20_Text"><text:span text:style-name="T16"> root = ReactDOM.createRoot(document.getElementById("root"));</text:span></text:span></text:p>
      <text:p text:style-name="P4"><text:span text:style-name="Source_20_Text"><text:span text:style-name="T16">root.render(&lt;App /&gt;);</text:span></text:span></text:p>
      <text:p text:style-name="P10"><text:span text:style-name="T1">En la versión 18 o superior de React, utilizamos el método </text:span><text:span text:style-name="Source_20_Text"><text:span text:style-name="T18">createRoot</text:span></text:span><text:span text:style-name="T1"> de </text:span><text:span text:style-name="Strong_20_Emphasis"><text:span text:style-name="T2">ReactDom</text:span></text:span><text:span text:style-name="T1">, en el que le pasamos el contenedor, guardamos este contenedor en una variable y luego ejecutamos el método </text:span><text:span text:style-name="Source_20_Text"><text:span text:style-name="T18">render</text:span></text:span><text:span text:style-name="T1"> con el componente que queremos renderizar.</text:span></text:p>
      <text:h text:style-name="P2" text:outline-level="2">App.js</text:h>
      <text:p text:style-name="P12">Dentro de nuestro componente App borraremos todo lo que estaba dentro del componente (No tengas miedo a romper el código), también quitaremos las importaciones de los estilos y de la imagen.</text:p>
      <text:p text:style-name="P12">Ahora empezaremos a escribir nuestros componentes, tendremos algo como lo siguiente:</text:p>
      <text:p text:style-name="P4"><text:span text:style-name="Source_20_Text"><text:span text:style-name="T17">function</text:span></text:span><text:span text:style-name="Source_20_Text"><text:span text:style-name="T16"> </text:span></text:span><text:span text:style-name="Source_20_Text"><text:span text:style-name="T17">App</text:span></text:span><text:span text:style-name="Source_20_Text"><text:span text:style-name="T16">() {</text:span></text:span></text:p>
      <text:p text:style-name="P4"><text:span text:style-name="Source_20_Text"><text:span text:style-name="T15"><text:s text:c="2"/></text:span></text:span><text:span text:style-name="Source_20_Text"><text:span text:style-name="T17">return</text:span></text:span><text:span text:style-name="Source_20_Text"><text:span text:style-name="T16"> (</text:span></text:span></text:p>
      <text:p text:style-name="P7"><text:span text:style-name="Source_20_Text"><text:span text:style-name="T15"><text:s text:c="6"/></text:span></text:span><text:span text:style-name="Source_20_Text"><text:span text:style-name="T16">&lt;TodoCounter /&gt; <text:s text:c="3"/></text:span></text:span></text:p>
      <text:p text:style-name="P7"><text:span text:style-name="Source_20_Text"><text:span text:style-name="T15"><text:s text:c="6"/></text:span></text:span><text:span text:style-name="Source_20_Text"><text:span text:style-name="T16">&lt;TodoSearch /&gt;</text:span></text:span></text:p>
      <text:p text:style-name="P7"><text:span text:style-name="Source_20_Text"><text:span text:style-name="T15"><text:s text:c="6"/></text:span></text:span><text:span text:style-name="Source_20_Text"><text:span text:style-name="T16">&lt;TodoList&gt;</text:span></text:span></text:p>
      <text:p text:style-name="P7"><text:span text:style-name="Source_20_Text"><text:span text:style-name="T15"><text:s text:c="8"/></text:span></text:span><text:span text:style-name="Source_20_Text"><text:span text:style-name="T16">&lt;TodoItem /&gt;</text:span></text:span></text:p>
      <text:p text:style-name="P7"><text:span text:style-name="Source_20_Text"><text:span text:style-name="T15"><text:s text:c="6"/></text:span></text:span><text:span text:style-name="Source_20_Text"><text:span text:style-name="T16">&lt;/TodoList&gt;</text:span></text:span></text:p>
      <text:p text:style-name="P7"><text:span text:style-name="Source_20_Text"><text:span text:style-name="T15"><text:s text:c="6"/></text:span></text:span><text:span text:style-name="Source_20_Text"><text:span text:style-name="T16">&lt;CreateTodoButton /&gt;</text:span></text:span></text:p>
      <text:p text:style-name="P7"><text:span text:style-name="Source_20_Text"><text:span text:style-name="T15"><text:s text:c="2"/></text:span></text:span><text:span text:style-name="Source_20_Text"><text:span text:style-name="T16">);</text:span></text:span></text:p>
      <text:p text:style-name="P7"><text:span text:style-name="Source_20_Text"><text:span text:style-name="T16">}</text:span></text:span></text:p>
      <text:p text:style-name="P9"/>
      <text:p text:style-name="P7"><text:soft-page-break/><text:span text:style-name="Source_20_Text"><text:span text:style-name="T16">export default App;</text:span></text:span></text:p>
      <text:p text:style-name="P10"><text:span text:style-name="T1">Una vez iniciamos el proyecto nos aparecerá un error como el siguiente: </text:span><text:span text:style-name="Source_20_Text"><text:span text:style-name="T18">SyntaxError: Adjacent JSX elements must be wrapped in an enclosing tag.</text:span></text:span><text:span text:style-name="T1">, esto es porque solamente se puede regresar un solo componente al trabajar con JSX, si queremos regresar varios necesitamos encerrarlos en un solo elemento padre.</text:span></text:p>
      <text:p text:style-name="P12">Para esto existen 2 posibles opciones:</text:p>
      <text:list xml:id="list3220889890" text:style-name="L2">
        <text:list-item>
          <text:p text:style-name="P15"><text:span text:style-name="T5">Envolver todos nuestros elementos y componentes en un </text:span><text:span text:style-name="Source_20_Text"><text:span text:style-name="T19">&lt;div&gt;&lt;/div&gt;</text:span></text:span><text:span text:style-name="T5"> u otra etiqueta.</text:span></text:p>
        </text:list-item>
        <text:list-item>
          <text:p text:style-name="P13">Utilizar el componente Fragment, que será invisible al momento de renderizar nuestros elementos en el DOM.</text:p>
        </text:list-item>
      </text:list>
      <text:p text:style-name="P12">Para no tener problemas con los estilos y no tener que crear etiquetas extras por cada componente, se usa Fragment y para utilizarlo existen 2 formas.</text:p>
      <text:h text:style-name="P3" text:outline-level="3">Maneras de utilizar Fragment en React</text:h>
      <text:p text:style-name="P5"><text:span text:style-name="Source_20_Text"><text:span text:style-name="T16">import React from "react</text:span></text:span></text:p>
      <text:p text:style-name="P9"/>
      <text:p text:style-name="P7"><text:span text:style-name="Source_20_Text"><text:span text:style-name="T16">function App() {</text:span></text:span></text:p>
      <text:p text:style-name="P7"><text:span text:style-name="Source_20_Text"><text:span text:style-name="T15"><text:s text:c="2"/></text:span></text:span><text:span text:style-name="Source_20_Text"><text:span text:style-name="T16">return (</text:span></text:span></text:p>
      <text:p text:style-name="P7"><text:span text:style-name="Source_20_Text"><text:span text:style-name="T15"><text:s text:c="4"/></text:span></text:span><text:span text:style-name="Source_20_Text"><text:span text:style-name="T16">&lt;React.Fragment&gt;</text:span></text:span></text:p>
      <text:p text:style-name="P7"><text:span text:style-name="Source_20_Text"><text:span text:style-name="T15"><text:s text:c="8"/></text:span></text:span><text:span text:style-name="Source_20_Text"><text:span text:style-name="T16">...</text:span></text:span></text:p>
      <text:p text:style-name="P7"><text:span text:style-name="Source_20_Text"><text:span text:style-name="T15"><text:s text:c="4"/></text:span></text:span><text:span text:style-name="Source_20_Text"><text:span text:style-name="T16">&lt;/React.Fragment&gt;</text:span></text:span></text:p>
      <text:p text:style-name="P7"><text:span text:style-name="Source_20_Text"><text:span text:style-name="T15"><text:s text:c="2"/></text:span></text:span><text:span text:style-name="Source_20_Text"><text:span text:style-name="T16">);</text:span></text:span></text:p>
      <text:p text:style-name="P7"><text:span text:style-name="Source_20_Text"><text:span text:style-name="T16">}</text:span></text:span></text:p>
      <text:p text:style-name="P9"/>
      <text:p text:style-name="P7"><text:soft-page-break/><text:span text:style-name="Source_20_Text"><text:span text:style-name="T16">// Desestructurándolo desde React</text:span></text:span></text:p>
      <text:p text:style-name="P7"><text:span text:style-name="Source_20_Text"><text:span text:style-name="T16">import { Fragment } from "react</text:span></text:span></text:p>
      <text:p text:style-name="P9"/>
      <text:p text:style-name="P7"><text:span text:style-name="Source_20_Text"><text:span text:style-name="T16">function App() {</text:span></text:span></text:p>
      <text:p text:style-name="P7"><text:span text:style-name="Source_20_Text"><text:span text:style-name="T15"><text:s text:c="2"/></text:span></text:span><text:span text:style-name="Source_20_Text"><text:span text:style-name="T16">return (</text:span></text:span></text:p>
      <text:p text:style-name="P7"><text:span text:style-name="Source_20_Text"><text:span text:style-name="T15"><text:s text:c="4"/></text:span></text:span><text:span text:style-name="Source_20_Text"><text:span text:style-name="T16">&lt;Fragment&gt;</text:span></text:span></text:p>
      <text:p text:style-name="P7"><text:span text:style-name="Source_20_Text"><text:span text:style-name="T15"><text:s text:c="8"/></text:span></text:span><text:span text:style-name="Source_20_Text"><text:span text:style-name="T16">...</text:span></text:span></text:p>
      <text:p text:style-name="P7"><text:span text:style-name="Source_20_Text"><text:span text:style-name="T15"><text:s text:c="4"/></text:span></text:span><text:span text:style-name="Source_20_Text"><text:span text:style-name="T16">&lt;/Fragment&gt;</text:span></text:span></text:p>
      <text:p text:style-name="P7"><text:span text:style-name="Source_20_Text"><text:span text:style-name="T15"><text:s text:c="2"/></text:span></text:span><text:span text:style-name="Source_20_Text"><text:span text:style-name="T16">);</text:span></text:span></text:p>
      <text:p text:style-name="P7"><text:span text:style-name="Source_20_Text"><text:span text:style-name="T16">}</text:span></text:span></text:p>
      <text:p text:style-name="P10"><text:span text:style-name="T1">O una forma muy común y la más utilizada, envolviendo nuestros elementos dentro de etiquetas vacías, que es lo equivalente a </text:span><text:span text:style-name="Source_20_Text"><text:span text:style-name="T18">React.Fragment</text:span></text:span></text:p>
      <text:p text:style-name="P4"><text:span text:style-name="Source_20_Text"><text:span text:style-name="T17">function</text:span></text:span><text:span text:style-name="Source_20_Text"><text:span text:style-name="T16"> </text:span></text:span><text:span text:style-name="Source_20_Text"><text:span text:style-name="T17">App</text:span></text:span><text:span text:style-name="Source_20_Text"><text:span text:style-name="T16">() {</text:span></text:span></text:p>
      <text:p text:style-name="P4"><text:span text:style-name="Source_20_Text"><text:span text:style-name="T15"><text:s text:c="2"/></text:span></text:span><text:span text:style-name="Source_20_Text"><text:span text:style-name="T17">return</text:span></text:span><text:span text:style-name="Source_20_Text"><text:span text:style-name="T16"> (</text:span></text:span></text:p>
      <text:p text:style-name="P4"><text:span text:style-name="Source_20_Text"><text:span text:style-name="T15"><text:s text:c="4"/></text:span></text:span><text:span text:style-name="Source_20_Text"><text:span text:style-name="T16">&lt;&gt;</text:span></text:span></text:p>
      <text:p text:style-name="P6"><text:span text:style-name="Source_20_Text"><text:span text:style-name="T15"><text:s text:c="8"/></text:span></text:span><text:span text:style-name="Source_20_Text"><text:span text:style-name="T16">...</text:span></text:span></text:p>
      <text:p text:style-name="P4"><text:span text:style-name="Source_20_Text"><text:span text:style-name="T15"><text:s text:c="4"/></text:span></text:span><text:span text:style-name="Source_20_Text"><text:span text:style-name="T16">&lt;/&gt;</text:span></text:span></text:p>
      <text:p text:style-name="P6"><text:span text:style-name="Source_20_Text"><text:span text:style-name="T15"><text:s text:c="2"/></text:span></text:span><text:span text:style-name="Source_20_Text"><text:span text:style-name="T16">);</text:span></text:span></text:p>
      <text:p text:style-name="P6"><text:span text:style-name="Source_20_Text"><text:span text:style-name="T16">}</text:span></text:span></text:p>
      <text:p text:style-name="P12">Puedes utilizar la manera que veas más cómoda.</text:p>
      <text:p text:style-name="P12">Ahora si vemos nuestro proyecto nos aparecerá otro error, como ya te imaginas es porque no hemos creado nuestros componentes, eso es justo lo que haremos.</text:p>
      <text:p text:style-name="P10"><text:span text:style-name="T1">Para esto utilizaremos los módulos de JavaScript, existen varias maneras de </text:span><text:span text:style-name="Strong_20_Emphasis"><text:span text:style-name="T2">exportar</text:span></text:span><text:span text:style-name="T1"> nuestros componentes, podemos exportarlos por defecto, pero no es una buena práctica porque puede causar futuros problemas al </text:span><text:span text:style-name="Strong_20_Emphasis"><text:span text:style-name="T2">importar</text:span></text:span><text:span text:style-name="T1"> estos componentes.</text:span></text:p>
      <text:p text:style-name="P10"><text:soft-page-break/><text:span text:style-name="T1">Para evitar este problema debemos intentar evitar </text:span><text:span text:style-name="Source_20_Text"><text:span text:style-name="T18">export default</text:span></text:span><text:span text:style-name="T1">, y exportar nuestros componentes por su nombre, por ejemplo: </text:span><text:span text:style-name="Source_20_Text"><text:span text:style-name="T18">export { Componente };</text:span></text:span><text:span text:style-name="T1">, así lo tendremos que importar exactamente como lo exportamos: </text:span><text:span text:style-name="Source_20_Text"><text:span text:style-name="T18">import { Componente } from './Componente';</text:span></text:span></text:p>
      <text:h text:style-name="P3" text:outline-level="3">TodoCounter</text:h>
      <text:p text:style-name="P4"><text:span text:style-name="Source_20_Text"><text:span text:style-name="T17">import</text:span></text:span><text:span text:style-name="Source_20_Text"><text:span text:style-name="T16"> React </text:span></text:span><text:span text:style-name="Source_20_Text"><text:span text:style-name="T17">from</text:span></text:span><text:span text:style-name="Source_20_Text"><text:span text:style-name="T16"> "react";</text:span></text:span></text:p>
      <text:p text:style-name="P4"><text:span text:style-name="Source_20_Text"><text:span text:style-name="T17">function</text:span></text:span><text:span text:style-name="Source_20_Text"><text:span text:style-name="T16"> </text:span></text:span><text:span text:style-name="Source_20_Text"><text:span text:style-name="T17">TodoCounter</text:span></text:span><text:span text:style-name="Source_20_Text"><text:span text:style-name="T16">(){</text:span></text:span></text:p>
      <text:p text:style-name="P4"><text:span text:style-name="Source_20_Text"><text:span text:style-name="T15"><text:s text:c="4"/></text:span></text:span><text:span text:style-name="Source_20_Text"><text:span text:style-name="T17">return</text:span></text:span><text:span text:style-name="Source_20_Text"><text:span text:style-name="T16">(</text:span></text:span></text:p>
      <text:p text:style-name="P4"><text:span text:style-name="Source_20_Text"><text:span text:style-name="T15"><text:s text:c="8"/></text:span></text:span><text:span text:style-name="Source_20_Text"><text:span text:style-name="T16">&lt;h2&gt; Has complentado 2 de 3 ToDos&lt;/h2&gt;</text:span></text:span></text:p>
      <text:p text:style-name="P7"><text:span text:style-name="Source_20_Text"><text:span text:style-name="T15"><text:s text:c="4"/></text:span></text:span><text:span text:style-name="Source_20_Text"><text:span text:style-name="T16">)</text:span></text:span></text:p>
      <text:p text:style-name="P7"><text:span text:style-name="Source_20_Text"><text:span text:style-name="T16">}</text:span></text:span></text:p>
      <text:p text:style-name="P9"/>
      <text:p text:style-name="P4"><text:span text:style-name="Source_20_Text"><text:span text:style-name="T17">export</text:span></text:span><text:span text:style-name="Source_20_Text"><text:span text:style-name="T16"> {TodoCounter};</text:span></text:span></text:p>
      <text:h text:style-name="P3" text:outline-level="3">TodoSearch</text:h>
      <text:p text:style-name="P4"><text:span text:style-name="Source_20_Text"><text:span text:style-name="T17">import</text:span></text:span><text:span text:style-name="Source_20_Text"><text:span text:style-name="T16"> react </text:span></text:span><text:span text:style-name="Source_20_Text"><text:span text:style-name="T17">from</text:span></text:span><text:span text:style-name="Source_20_Text"><text:span text:style-name="T16"> "react";</text:span></text:span></text:p>
      <text:p text:style-name="P9"/>
      <text:p text:style-name="P4"><text:span text:style-name="Source_20_Text"><text:span text:style-name="T17">function</text:span></text:span><text:span text:style-name="Source_20_Text"><text:span text:style-name="T16"> </text:span></text:span><text:span text:style-name="Source_20_Text"><text:span text:style-name="T17">TodoSearch</text:span></text:span><text:span text:style-name="Source_20_Text"><text:span text:style-name="T16">(){</text:span></text:span></text:p>
      <text:p text:style-name="P4"><text:span text:style-name="Source_20_Text"><text:span text:style-name="T15"><text:s text:c="4"/></text:span></text:span><text:span text:style-name="Source_20_Text"><text:span text:style-name="T17">return</text:span></text:span><text:span text:style-name="Source_20_Text"><text:span text:style-name="T16">(</text:span></text:span></text:p>
      <text:p text:style-name="P4"><text:span text:style-name="Source_20_Text"><text:span text:style-name="T15"><text:s text:c="8"/></text:span></text:span><text:span text:style-name="Source_20_Text"><text:span text:style-name="T16">&lt;input placeholder="Cebolla" /&gt;</text:span></text:span></text:p>
      <text:p text:style-name="P6"><text:span text:style-name="Source_20_Text"><text:span text:style-name="T15"><text:s text:c="4"/></text:span></text:span><text:span text:style-name="Source_20_Text"><text:span text:style-name="T16">);</text:span></text:span></text:p>
      <text:p text:style-name="P6"><text:span text:style-name="Source_20_Text"><text:span text:style-name="T16">}</text:span></text:span></text:p>
      <text:p text:style-name="P6"><text:span text:style-name="Source_20_Text"><text:span text:style-name="T16">export {TodoSearch};</text:span></text:span></text:p>
      <text:h text:style-name="P3" text:outline-level="3">TodoList</text:h>
      <text:p text:style-name="P4"><text:span text:style-name="Source_20_Text"><text:span text:style-name="T17">import</text:span></text:span><text:span text:style-name="Source_20_Text"><text:span text:style-name="T16"> react </text:span></text:span><text:span text:style-name="Source_20_Text"><text:span text:style-name="T17">from</text:span></text:span><text:span text:style-name="Source_20_Text"><text:span text:style-name="T16"> "react";</text:span></text:span></text:p>
      <text:p text:style-name="P9"/>
      <text:p text:style-name="P4"><text:span text:style-name="Source_20_Text"><text:span text:style-name="T17">function</text:span></text:span><text:span text:style-name="Source_20_Text"><text:span text:style-name="T16"> </text:span></text:span><text:span text:style-name="Source_20_Text"><text:span text:style-name="T17">TodoList</text:span></text:span><text:span text:style-name="Source_20_Text"><text:span text:style-name="T16">(props){</text:span></text:span></text:p>
      <text:p text:style-name="P4"><text:span text:style-name="Source_20_Text"><text:span text:style-name="T15"><text:s text:c="4"/></text:span></text:span><text:span text:style-name="Source_20_Text"><text:span text:style-name="T17">return</text:span></text:span><text:span text:style-name="Source_20_Text"><text:span text:style-name="T16">(</text:span></text:span></text:p>
      <text:p text:style-name="P4"><text:span text:style-name="Source_20_Text"><text:span text:style-name="T15"><text:s text:c="8"/></text:span></text:span><text:span text:style-name="Source_20_Text"><text:span text:style-name="T16">&lt;section&gt;</text:span></text:span></text:p>
      <text:p text:style-name="P4"><text:span text:style-name="Source_20_Text"><text:span text:style-name="T15"><text:s text:c="12"/></text:span></text:span><text:span text:style-name="Source_20_Text"><text:span text:style-name="T16">&lt;ul&gt;</text:span></text:span></text:p>
      <text:p text:style-name="P6"><text:span text:style-name="Source_20_Text"><text:span text:style-name="T15"><text:s text:c="16"/></text:span></text:span><text:span text:style-name="Source_20_Text"><text:span text:style-name="T16">{props.children}</text:span></text:span></text:p>
      <text:p text:style-name="P4"><text:span text:style-name="Source_20_Text"><text:span text:style-name="T15"><text:s text:c="12"/></text:span></text:span><text:span text:style-name="Source_20_Text"><text:span text:style-name="T16">&lt;/ul&gt;</text:span></text:span></text:p>
      <text:p text:style-name="P4"><text:span text:style-name="Source_20_Text"><text:span text:style-name="T15"><text:s text:c="8"/></text:span></text:span><text:span text:style-name="Source_20_Text"><text:span text:style-name="T16">&lt;/section&gt;</text:span></text:span></text:p>
      <text:p text:style-name="P7"><text:span text:style-name="Source_20_Text"><text:span text:style-name="T15"><text:s text:c="4"/></text:span></text:span><text:span text:style-name="Source_20_Text"><text:span text:style-name="T16">);</text:span></text:span></text:p>
      <text:p text:style-name="P7"><text:span text:style-name="Source_20_Text"><text:span text:style-name="T16">}</text:span></text:span></text:p>
      <text:p text:style-name="P9"/>
      <text:p text:style-name="P4"><text:soft-page-break/><text:span text:style-name="Source_20_Text"><text:span text:style-name="T17">export</text:span></text:span><text:span text:style-name="Source_20_Text"><text:span text:style-name="T16"> { TodoList};</text:span></text:span></text:p>
      <text:p text:style-name="P4"><text:span text:style-name="Source_20_Text"><text:span text:style-name="T16"/></text:span></text:p>
      <text:h text:style-name="P3" text:outline-level="3">TodoItem</text:h>
      <text:p text:style-name="P4"><text:span text:style-name="Source_20_Text"><text:span text:style-name="T17">import</text:span></text:span><text:span text:style-name="Source_20_Text"><text:span text:style-name="T16"> react </text:span></text:span><text:span text:style-name="Source_20_Text"><text:span text:style-name="T17">from</text:span></text:span><text:span text:style-name="Source_20_Text"><text:span text:style-name="T16"> "react";</text:span></text:span></text:p>
      <text:p text:style-name="P8"/>
      <text:p text:style-name="P4"><text:span text:style-name="Source_20_Text"><text:span text:style-name="T17">function</text:span></text:span><text:span text:style-name="Source_20_Text"><text:span text:style-name="T16"> </text:span></text:span><text:span text:style-name="Source_20_Text"><text:span text:style-name="T17">TodoItem</text:span></text:span><text:span text:style-name="Source_20_Text"><text:span text:style-name="T16">(props){</text:span></text:span></text:p>
      <text:p text:style-name="P4"><text:span text:style-name="Source_20_Text"><text:span text:style-name="T15"><text:s text:c="4"/></text:span></text:span><text:span text:style-name="Source_20_Text"><text:span text:style-name="T17">return</text:span></text:span><text:span text:style-name="Source_20_Text"><text:span text:style-name="T16">(</text:span></text:span></text:p>
      <text:p text:style-name="P4"><text:span text:style-name="Source_20_Text"><text:span text:style-name="T15"><text:s text:c="8"/></text:span></text:span><text:span text:style-name="Source_20_Text"><text:span text:style-name="T16">&lt;li&gt;</text:span></text:span></text:p>
      <text:p text:style-name="P4"><text:span text:style-name="Source_20_Text"><text:span text:style-name="T15"><text:s text:c="12"/></text:span></text:span><text:span text:style-name="Source_20_Text"><text:span text:style-name="T16">&lt;span&gt;C&lt;/span&gt;</text:span></text:span></text:p>
      <text:p text:style-name="P4"><text:span text:style-name="Source_20_Text"><text:span text:style-name="T15"><text:s text:c="12"/></text:span></text:span><text:span text:style-name="Source_20_Text"><text:span text:style-name="T16">&lt;p&gt;{props.text}&lt;/p&gt;</text:span></text:span></text:p>
      <text:p text:style-name="P4"><text:span text:style-name="Source_20_Text"><text:span text:style-name="T15"><text:s text:c="12"/></text:span></text:span><text:span text:style-name="Source_20_Text"><text:span text:style-name="T16">&lt;span&gt;X&lt;/span&gt;</text:span></text:span></text:p>
      <text:p text:style-name="P4"><text:span text:style-name="Source_20_Text"><text:span text:style-name="T15"><text:s text:c="8"/></text:span></text:span><text:span text:style-name="Source_20_Text"><text:span text:style-name="T16">&lt;/li&gt;</text:span></text:span></text:p>
      <text:p text:style-name="P7"><text:span text:style-name="Source_20_Text"><text:span text:style-name="T15"><text:s text:c="4"/></text:span></text:span><text:span text:style-name="Source_20_Text"><text:span text:style-name="T16">);</text:span></text:span></text:p>
      <text:p text:style-name="P7"><text:span text:style-name="Source_20_Text"><text:span text:style-name="T16">}</text:span></text:span></text:p>
      <text:p text:style-name="P9"/>
      <text:p text:style-name="P4"><text:span text:style-name="Source_20_Text"><text:span text:style-name="T17">export</text:span></text:span><text:span text:style-name="Source_20_Text"><text:span text:style-name="T16"> { TodoItem };</text:span></text:span></text:p>
      <text:h text:style-name="P3" text:outline-level="3">CreateTodoButtom</text:h>
      <text:p text:style-name="P4"><text:span text:style-name="Source_20_Text"><text:span text:style-name="T17">import</text:span></text:span><text:span text:style-name="Source_20_Text"><text:span text:style-name="T16"> react </text:span></text:span><text:span text:style-name="Source_20_Text"><text:span text:style-name="T17">from</text:span></text:span><text:span text:style-name="Source_20_Text"><text:span text:style-name="T16"> "react";</text:span></text:span></text:p>
      <text:p text:style-name="P9"/>
      <text:p text:style-name="P4"><text:span text:style-name="Source_20_Text"><text:span text:style-name="T17">function</text:span></text:span><text:span text:style-name="Source_20_Text"><text:span text:style-name="T16"> </text:span></text:span><text:span text:style-name="Source_20_Text"><text:span text:style-name="T17">CreateTodoButtom</text:span></text:span><text:span text:style-name="Source_20_Text"><text:span text:style-name="T16">(){</text:span></text:span></text:p>
      <text:p text:style-name="P4"><text:span text:style-name="Source_20_Text"><text:span text:style-name="T15"><text:s text:c="4"/></text:span></text:span><text:span text:style-name="Source_20_Text"><text:span text:style-name="T17">return</text:span></text:span><text:span text:style-name="Source_20_Text"><text:span text:style-name="T16">(</text:span></text:span></text:p>
      <text:p text:style-name="P4"><text:span text:style-name="Source_20_Text"><text:span text:style-name="T15"><text:s text:c="8"/></text:span></text:span><text:span text:style-name="Source_20_Text"><text:span text:style-name="T16">&lt;button&gt;+&lt;/button&gt;</text:span></text:span></text:p>
      <text:p text:style-name="P7"><text:span text:style-name="Source_20_Text"><text:span text:style-name="T15"><text:s text:c="4"/></text:span></text:span><text:span text:style-name="Source_20_Text"><text:span text:style-name="T16">);</text:span></text:span></text:p>
      <text:p text:style-name="P7"><text:span text:style-name="Source_20_Text"><text:span text:style-name="T16">}</text:span></text:span></text:p>
      <text:p text:style-name="P9"/>
      <text:p text:style-name="P4"><text:span text:style-name="Source_20_Text"><text:span text:style-name="T17">export</text:span></text:span><text:span text:style-name="Source_20_Text"><text:span text:style-name="T16"> { CreateTodoButtom};</text:span></text:span></text:p>
      <text:h text:style-name="P2" text:outline-level="2">Importar componentes</text:h>
      <text:p text:style-name="P10"><text:span text:style-name="T1">Una vez creamos nuestros componentes no se nos olvide importarlos en </text:span><text:span text:style-name="Source_20_Text"><text:span text:style-name="T18">App.js</text:span></text:span><text:span text:style-name="T20"> </text:span><text:span text:style-name="T1">para ahora si usarlos.</text:span></text:p>
      <text:p text:style-name="P4"><text:span text:style-name="Source_20_Text"><text:span text:style-name="T17">import</text:span></text:span><text:span text:style-name="Source_20_Text"><text:span text:style-name="T16"> react </text:span></text:span><text:span text:style-name="Source_20_Text"><text:span text:style-name="T17">from</text:span></text:span><text:span text:style-name="Source_20_Text"><text:span text:style-name="T16"> "react";</text:span></text:span></text:p>
      <text:p text:style-name="P4"><text:span text:style-name="Source_20_Text"><text:span text:style-name="T17">import</text:span></text:span><text:span text:style-name="Source_20_Text"><text:span text:style-name="T16"> { TodoCounter } </text:span></text:span><text:span text:style-name="Source_20_Text"><text:span text:style-name="T17">from</text:span></text:span><text:span text:style-name="Source_20_Text"><text:span text:style-name="T16"> "./TodoCounter";</text:span></text:span></text:p>
      <text:p text:style-name="P4"><text:span text:style-name="Source_20_Text"><text:span text:style-name="T17">import</text:span></text:span><text:span text:style-name="Source_20_Text"><text:span text:style-name="T16"> { TodoSearch } </text:span></text:span><text:span text:style-name="Source_20_Text"><text:span text:style-name="T17">from</text:span></text:span><text:span text:style-name="Source_20_Text"><text:span text:style-name="T16"> "./TodoSearch.js";</text:span></text:span></text:p>
      <text:p text:style-name="P4"><text:span text:style-name="Source_20_Text"><text:span text:style-name="T17">import</text:span></text:span><text:span text:style-name="Source_20_Text"><text:span text:style-name="T16"> { TodoList } </text:span></text:span><text:span text:style-name="Source_20_Text"><text:span text:style-name="T17">from</text:span></text:span><text:span text:style-name="Source_20_Text"><text:span text:style-name="T16"> "./TodoList.js";</text:span></text:span></text:p>
      <text:p text:style-name="P4"><text:span text:style-name="Source_20_Text"><text:span text:style-name="T17">import</text:span></text:span><text:span text:style-name="Source_20_Text"><text:span text:style-name="T16"> { TodoItem } </text:span></text:span><text:span text:style-name="Source_20_Text"><text:span text:style-name="T17">from</text:span></text:span><text:span text:style-name="Source_20_Text"><text:span text:style-name="T16"> "./TodoItem.js";</text:span></text:span></text:p>
      <text:p text:style-name="P4"><text:span text:style-name="Source_20_Text"><text:span text:style-name="T17">import</text:span></text:span><text:span text:style-name="Source_20_Text"><text:span text:style-name="T16"> { CreateTodoButtom } </text:span></text:span><text:span text:style-name="Source_20_Text"><text:span text:style-name="T17">from</text:span></text:span><text:span text:style-name="Source_20_Text"><text:span text:style-name="T16"> "./CreateTodoButton.js";</text:span></text:span></text:p>
      <text:p text:style-name="P9"><text:soft-page-break/></text:p>
      <text:p text:style-name="P4"><text:span text:style-name="Source_20_Text"><text:span text:style-name="T17">function</text:span></text:span><text:span text:style-name="Source_20_Text"><text:span text:style-name="T16"> </text:span></text:span><text:span text:style-name="Source_20_Text"><text:span text:style-name="T17">App</text:span></text:span><text:span text:style-name="Source_20_Text"><text:span text:style-name="T16">() {</text:span></text:span></text:p>
      <text:p text:style-name="P4"><text:span text:style-name="Source_20_Text"><text:span text:style-name="T15"><text:s text:c="2"/></text:span></text:span><text:span text:style-name="Source_20_Text"><text:span text:style-name="T17">return</text:span></text:span><text:span text:style-name="Source_20_Text"><text:span text:style-name="T16"> (</text:span></text:span></text:p>
      <text:p text:style-name="P7"><text:span text:style-name="Source_20_Text"><text:span text:style-name="T15"><text:s text:c="3"/></text:span></text:span><text:span text:style-name="Source_20_Text"><text:span text:style-name="T16">&lt;react.Fragment&gt;</text:span></text:span></text:p>
      <text:p text:style-name="P7"><text:span text:style-name="Source_20_Text"><text:span text:style-name="T15"><text:s text:c="6"/></text:span></text:span><text:span text:style-name="Source_20_Text"><text:span text:style-name="T16">&lt;TodoCounter /&gt; <text:s text:c="3"/></text:span></text:span></text:p>
      <text:p text:style-name="P7"><text:span text:style-name="Source_20_Text"><text:span text:style-name="T15"><text:s text:c="6"/></text:span></text:span><text:span text:style-name="Source_20_Text"><text:span text:style-name="T16">&lt;TodoSearch /&gt;</text:span></text:span></text:p>
      <text:p text:style-name="P7"><text:span text:style-name="Source_20_Text"><text:span text:style-name="T15"><text:s text:c="6"/></text:span></text:span><text:span text:style-name="Source_20_Text"><text:span text:style-name="T16">&lt;TodoList&gt;</text:span></text:span></text:p>
      <text:p text:style-name="P7"><text:span text:style-name="Source_20_Text"><text:span text:style-name="T15"><text:s text:c="8"/></text:span></text:span><text:span text:style-name="Source_20_Text"><text:span text:style-name="T16">&lt;TodoItem /&gt;</text:span></text:span></text:p>
      <text:p text:style-name="P7"><text:span text:style-name="Source_20_Text"><text:span text:style-name="T15"><text:s text:c="6"/></text:span></text:span><text:span text:style-name="Source_20_Text"><text:span text:style-name="T16">&lt;/TodoList&gt;</text:span></text:span></text:p>
      <text:p text:style-name="P7"><text:span text:style-name="Source_20_Text"><text:span text:style-name="T15"><text:s text:c="6"/></text:span></text:span><text:span text:style-name="Source_20_Text"><text:span text:style-name="T16">&lt;CreateTodoButtom /&gt; <text:s text:c="5"/></text:span></text:span></text:p>
      <text:p text:style-name="P7"><text:span text:style-name="Source_20_Text"><text:span text:style-name="T15"><text:s text:c="3"/></text:span></text:span><text:span text:style-name="Source_20_Text"><text:span text:style-name="T16">&lt;/react.Fragment&gt;</text:span></text:span></text:p>
      <text:p text:style-name="P7"><text:span text:style-name="Source_20_Text"><text:span text:style-name="T15"><text:s text:c="2"/></text:span></text:span><text:span text:style-name="Source_20_Text"><text:span text:style-name="T16">);</text:span></text:span></text:p>
      <text:p text:style-name="P7"><text:span text:style-name="Source_20_Text"><text:span text:style-name="T16">}</text:span></text:span></text:p>
      <text:p text:style-name="P9"/>
      <text:p text:style-name="P7"><text:span text:style-name="Source_20_Text"><text:span text:style-name="T16">export default App;</text:span></text:span></text:p>
      <text:h text:style-name="P2" text:outline-level="2">Lógica para renderizar nuestros TODOs</text:h>
      <text:p text:style-name="P10"><text:span text:style-name="T1">Ahora crearemos la lógica para renderizar todas las TODOs que creen nuestros usuarios, nuestro componente ya recibe una propiedad llamada texto, entonces creemos un arreglo con algunas tareas dentro de App.js y ahora </text:span><text:span text:style-name="Strong_20_Emphasis"><text:span text:style-name="T2">mapearemos</text:span></text:span><text:span text:style-name="T1"> cada una de nuestras TODOs con </text:span><text:span text:style-name="Source_20_Text"><text:span text:style-name="T7">map</text:span></text:span><text:span text:style-name="T1"> y por cada TODO regresaremos un componente </text:span><text:span text:style-name="Source_20_Text"><text:span text:style-name="T7">TodoItem</text:span></text:span><text:span text:style-name="T1">.</text:span></text:p>
      <text:p text:style-name="P4"><text:span text:style-name="Source_20_Text"><text:span text:style-name="T17">import</text:span></text:span><text:span text:style-name="Source_20_Text"><text:span text:style-name="T16"> react </text:span></text:span><text:span text:style-name="Source_20_Text"><text:span text:style-name="T17">from</text:span></text:span><text:span text:style-name="Source_20_Text"><text:span text:style-name="T16"> "react";</text:span></text:span></text:p>
      <text:p text:style-name="P4"><text:span text:style-name="Source_20_Text"><text:span text:style-name="T17">import</text:span></text:span><text:span text:style-name="Source_20_Text"><text:span text:style-name="T16"> { TodoCounter } </text:span></text:span><text:span text:style-name="Source_20_Text"><text:span text:style-name="T17">from</text:span></text:span><text:span text:style-name="Source_20_Text"><text:span text:style-name="T16"> "./TodoCounter";</text:span></text:span></text:p>
      <text:p text:style-name="P4"><text:span text:style-name="Source_20_Text"><text:span text:style-name="T17">import</text:span></text:span><text:span text:style-name="Source_20_Text"><text:span text:style-name="T16"> { TodoSearch } </text:span></text:span><text:span text:style-name="Source_20_Text"><text:span text:style-name="T17">from</text:span></text:span><text:span text:style-name="Source_20_Text"><text:span text:style-name="T16"> "./TodoSearch.js";</text:span></text:span></text:p>
      <text:p text:style-name="P4"><text:soft-page-break/><text:span text:style-name="Source_20_Text"><text:span text:style-name="T17">import</text:span></text:span><text:span text:style-name="Source_20_Text"><text:span text:style-name="T16"> { TodoList } </text:span></text:span><text:span text:style-name="Source_20_Text"><text:span text:style-name="T17">from</text:span></text:span><text:span text:style-name="Source_20_Text"><text:span text:style-name="T16"> "./TodoList.js";</text:span></text:span></text:p>
      <text:p text:style-name="P4"><text:span text:style-name="Source_20_Text"><text:span text:style-name="T17">import</text:span></text:span><text:span text:style-name="Source_20_Text"><text:span text:style-name="T16"> { TodoItem } </text:span></text:span><text:span text:style-name="Source_20_Text"><text:span text:style-name="T17">from</text:span></text:span><text:span text:style-name="Source_20_Text"><text:span text:style-name="T16"> "./TodoItem.js";</text:span></text:span></text:p>
      <text:p text:style-name="P4"><text:span text:style-name="Source_20_Text"><text:span text:style-name="T17">import</text:span></text:span><text:span text:style-name="Source_20_Text"><text:span text:style-name="T16"> { CreateTodoButtom } </text:span></text:span><text:span text:style-name="Source_20_Text"><text:span text:style-name="T17">from</text:span></text:span><text:span text:style-name="Source_20_Text"><text:span text:style-name="T16"> "./CreateTodoButton.js";</text:span></text:span></text:p>
      <text:p text:style-name="P9"/>
      <text:p text:style-name="P4"><text:span text:style-name="Source_20_Text"><text:span text:style-name="T17">const</text:span></text:span><text:span text:style-name="Source_20_Text"><text:span text:style-name="T16"> todos=[</text:span></text:span></text:p>
      <text:p text:style-name="P4"><text:span text:style-name="Source_20_Text"><text:span text:style-name="T15"><text:s text:c="2"/></text:span></text:span><text:span text:style-name="Source_20_Text"><text:span text:style-name="T16">{text:'Cortar cebolla', completed:</text:span></text:span><text:span text:style-name="Source_20_Text"><text:span text:style-name="T17">false</text:span></text:span><text:span text:style-name="Source_20_Text"><text:span text:style-name="T16">},</text:span></text:span></text:p>
      <text:p text:style-name="P4"><text:span text:style-name="Source_20_Text"><text:span text:style-name="T15"><text:s text:c="2"/></text:span></text:span><text:span text:style-name="Source_20_Text"><text:span text:style-name="T16">{text:'Tormar el curso de intro a react', completed:</text:span></text:span><text:span text:style-name="Source_20_Text"><text:span text:style-name="T17">false</text:span></text:span><text:span text:style-name="Source_20_Text"><text:span text:style-name="T16">},</text:span></text:span></text:p>
      <text:p text:style-name="P4"><text:span text:style-name="Source_20_Text"><text:span text:style-name="T15"><text:s text:c="2"/></text:span></text:span><text:span text:style-name="Source_20_Text"><text:span text:style-name="T16">{text:'Llorar con la llorona', completed:</text:span></text:span><text:span text:style-name="Source_20_Text"><text:span text:style-name="T17">false</text:span></text:span><text:span text:style-name="Source_20_Text"><text:span text:style-name="T16">}</text:span></text:span></text:p>
      <text:p text:style-name="P7"><text:span text:style-name="Source_20_Text"><text:span text:style-name="T16">];</text:span></text:span></text:p>
      <text:p text:style-name="P4"><text:span text:style-name="Source_20_Text"><text:span text:style-name="T17">function</text:span></text:span><text:span text:style-name="Source_20_Text"><text:span text:style-name="T16"> </text:span></text:span><text:span text:style-name="Source_20_Text"><text:span text:style-name="T17">App</text:span></text:span><text:span text:style-name="Source_20_Text"><text:span text:style-name="T16">() {</text:span></text:span></text:p>
      <text:p text:style-name="P4"><text:span text:style-name="Source_20_Text"><text:span text:style-name="T15"><text:s text:c="2"/></text:span></text:span><text:span text:style-name="Source_20_Text"><text:span text:style-name="T17">return</text:span></text:span><text:span text:style-name="Source_20_Text"><text:span text:style-name="T16"> (</text:span></text:span></text:p>
      <text:p text:style-name="P7"><text:span text:style-name="Source_20_Text"><text:span text:style-name="T15"><text:s text:c="3"/></text:span></text:span><text:span text:style-name="Source_20_Text"><text:span text:style-name="T16">&lt;react.Fragment&gt;</text:span></text:span></text:p>
      <text:p text:style-name="P7"><text:span text:style-name="Source_20_Text"><text:span text:style-name="T15"><text:s text:c="6"/></text:span></text:span><text:span text:style-name="Source_20_Text"><text:span text:style-name="T16">&lt;TodoCounter /&gt; <text:s text:c="3"/></text:span></text:span></text:p>
      <text:p text:style-name="P7"><text:span text:style-name="Source_20_Text"><text:span text:style-name="T15"><text:s text:c="6"/></text:span></text:span><text:span text:style-name="Source_20_Text"><text:span text:style-name="T16">&lt;TodoSearch /&gt;</text:span></text:span></text:p>
      <text:p text:style-name="P7"><text:span text:style-name="Source_20_Text"><text:span text:style-name="T15"><text:s text:c="6"/></text:span></text:span><text:span text:style-name="Source_20_Text"><text:span text:style-name="T16">&lt;TodoList&gt;</text:span></text:span></text:p>
      <text:p text:style-name="P7"><text:span text:style-name="Source_20_Text"><text:span text:style-name="T15"><text:s text:c="8"/></text:span></text:span><text:span text:style-name="Source_20_Text"><text:span text:style-name="T16">{todos.map(todo =&gt; (</text:span></text:span></text:p>
      <text:p text:style-name="P7"><text:span text:style-name="Source_20_Text"><text:span text:style-name="T15"><text:s text:c="12"/></text:span></text:span><text:span text:style-name="Source_20_Text"><text:span text:style-name="T16">&lt;TodoItem text={todo.text} /&gt;</text:span></text:span></text:p>
      <text:p text:style-name="P7"><text:span text:style-name="Source_20_Text"><text:span text:style-name="T15"><text:s text:c="8"/></text:span></text:span><text:span text:style-name="Source_20_Text"><text:span text:style-name="T16">))}</text:span></text:span></text:p>
      <text:p text:style-name="P7"><text:span text:style-name="Source_20_Text"><text:span text:style-name="T15"><text:s text:c="6"/></text:span></text:span><text:span text:style-name="Source_20_Text"><text:span text:style-name="T16">&lt;/TodoList&gt;</text:span></text:span></text:p>
      <text:p text:style-name="P7"><text:span text:style-name="Source_20_Text"><text:span text:style-name="T15"><text:s text:c="6"/></text:span></text:span><text:span text:style-name="Source_20_Text"><text:span text:style-name="T16">&lt;CreateTodoButtom /&gt; <text:s text:c="5"/></text:span></text:span></text:p>
      <text:p text:style-name="P7"><text:span text:style-name="Source_20_Text"><text:span text:style-name="T15"><text:s text:c="3"/></text:span></text:span><text:span text:style-name="Source_20_Text"><text:span text:style-name="T16">&lt;/react.Fragment&gt;</text:span></text:span></text:p>
      <text:p text:style-name="P7"><text:span text:style-name="Source_20_Text"><text:span text:style-name="T15"><text:s text:c="2"/></text:span></text:span><text:span text:style-name="Source_20_Text"><text:span text:style-name="T16">);</text:span></text:span></text:p>
      <text:p text:style-name="P7"><text:span text:style-name="Source_20_Text"><text:span text:style-name="T16">}</text:span></text:span></text:p>
      <text:p text:style-name="P9"/>
      <text:p text:style-name="P7"><text:soft-page-break/><text:span text:style-name="Source_20_Text"><text:span text:style-name="T16">export default App;</text:span></text:span></text:p>
      <text:p text:style-name="P10"><text:span text:style-name="T1">¡Nuestra aplicación está tomando forma! Todavía nos faltan algunas cosas, pero… ¿Notaste que en la consola ahora nos aparece este error? </text:span><text:span text:style-name="Source_20_Text"><text:span text:style-name="T18">Warning: Each children in a list should have a unic "key" prop.</text:span></text:span></text:p>
      <text:p text:style-name="P10"><text:span text:style-name="T1">Esto es porque cuando renderizamos varios elementos en una lista debemos que pasarle una propiedad especial a cada item, que es </text:span><text:span text:style-name="Source_20_Text"><text:span text:style-name="T18">key</text:span></text:span><text:span text:style-name="T1">, esta propiedad ayuda a React para mantener un registro de los elementos que han cambiado, y saber cuál elemento es cuál, también es importante que esta propiedad no se repita en ningún otro item.</text:span></text:p>
      <text:p text:style-name="P12">Entonces añadamos esta propiedad:</text:p>
      <text:p text:style-name="P4"><text:span text:style-name="Source_20_Text"><text:span text:style-name="T17">import</text:span></text:span><text:span text:style-name="Source_20_Text"><text:span text:style-name="T16"> react </text:span></text:span><text:span text:style-name="Source_20_Text"><text:span text:style-name="T17">from</text:span></text:span><text:span text:style-name="Source_20_Text"><text:span text:style-name="T16"> "react";</text:span></text:span></text:p>
      <text:p text:style-name="P4"><text:span text:style-name="Source_20_Text"><text:span text:style-name="T17">import</text:span></text:span><text:span text:style-name="Source_20_Text"><text:span text:style-name="T16"> { TodoCounter } </text:span></text:span><text:span text:style-name="Source_20_Text"><text:span text:style-name="T17">from</text:span></text:span><text:span text:style-name="Source_20_Text"><text:span text:style-name="T16"> "./TodoCounter";</text:span></text:span></text:p>
      <text:p text:style-name="P4"><text:span text:style-name="Source_20_Text"><text:span text:style-name="T17">import</text:span></text:span><text:span text:style-name="Source_20_Text"><text:span text:style-name="T16"> { TodoSearch } </text:span></text:span><text:span text:style-name="Source_20_Text"><text:span text:style-name="T17">from</text:span></text:span><text:span text:style-name="Source_20_Text"><text:span text:style-name="T16"> "./TodoSearch.js";</text:span></text:span></text:p>
      <text:p text:style-name="P4"><text:span text:style-name="Source_20_Text"><text:span text:style-name="T17">import</text:span></text:span><text:span text:style-name="Source_20_Text"><text:span text:style-name="T16"> { TodoList } </text:span></text:span><text:span text:style-name="Source_20_Text"><text:span text:style-name="T17">from</text:span></text:span><text:span text:style-name="Source_20_Text"><text:span text:style-name="T16"> "./TodoList.js";</text:span></text:span></text:p>
      <text:p text:style-name="P4"><text:span text:style-name="Source_20_Text"><text:span text:style-name="T17">import</text:span></text:span><text:span text:style-name="Source_20_Text"><text:span text:style-name="T16"> { TodoItem } </text:span></text:span><text:span text:style-name="Source_20_Text"><text:span text:style-name="T17">from</text:span></text:span><text:span text:style-name="Source_20_Text"><text:span text:style-name="T16"> "./TodoItem.js";</text:span></text:span></text:p>
      <text:p text:style-name="P4"><text:span text:style-name="Source_20_Text"><text:span text:style-name="T17">import</text:span></text:span><text:span text:style-name="Source_20_Text"><text:span text:style-name="T16"> { CreateTodoButtom } </text:span></text:span><text:span text:style-name="Source_20_Text"><text:span text:style-name="T17">from</text:span></text:span><text:span text:style-name="Source_20_Text"><text:span text:style-name="T16"> "./CreateTodoButton.js";</text:span></text:span></text:p>
      <text:p text:style-name="P9"/>
      <text:p text:style-name="P4"><text:span text:style-name="Source_20_Text"><text:span text:style-name="T17">const</text:span></text:span><text:span text:style-name="Source_20_Text"><text:span text:style-name="T16"> todos = [</text:span></text:span></text:p>
      <text:p text:style-name="P4"><text:span text:style-name="Source_20_Text"><text:span text:style-name="T15"><text:s text:c="2"/></text:span></text:span><text:span text:style-name="Source_20_Text"><text:span text:style-name="T16">{text:'Cortar cebolla', completed:</text:span></text:span><text:span text:style-name="Source_20_Text"><text:span text:style-name="T17">false</text:span></text:span><text:span text:style-name="Source_20_Text"><text:span text:style-name="T16">},</text:span></text:span></text:p>
      <text:p text:style-name="P4"><text:span text:style-name="Source_20_Text"><text:span text:style-name="T15"><text:s text:c="2"/></text:span></text:span><text:span text:style-name="Source_20_Text"><text:span text:style-name="T16">{text:'Tormar el curso de intro a react', completed:</text:span></text:span><text:span text:style-name="Source_20_Text"><text:span text:style-name="T17">false</text:span></text:span><text:span text:style-name="Source_20_Text"><text:span text:style-name="T16">},</text:span></text:span></text:p>
      <text:p text:style-name="P4"><text:span text:style-name="Source_20_Text"><text:span text:style-name="T15"><text:s text:c="2"/></text:span></text:span><text:span text:style-name="Source_20_Text"><text:span text:style-name="T16">{text:'Llorar con la llorona', completed:</text:span></text:span><text:span text:style-name="Source_20_Text"><text:span text:style-name="T17">false</text:span></text:span><text:span text:style-name="Source_20_Text"><text:span text:style-name="T16">}</text:span></text:span></text:p>
      <text:p text:style-name="P7"><text:span text:style-name="Source_20_Text"><text:span text:style-name="T16">];</text:span></text:span></text:p>
      <text:p text:style-name="P9"/>
      <text:p text:style-name="P4"><text:span text:style-name="Source_20_Text"><text:span text:style-name="T17">function</text:span></text:span><text:span text:style-name="Source_20_Text"><text:span text:style-name="T16"> </text:span></text:span><text:span text:style-name="Source_20_Text"><text:span text:style-name="T17">App</text:span></text:span><text:span text:style-name="Source_20_Text"><text:span text:style-name="T16">() {</text:span></text:span></text:p>
      <text:p text:style-name="P4"><text:span text:style-name="Source_20_Text"><text:span text:style-name="T15"><text:s text:c="2"/></text:span></text:span><text:span text:style-name="Source_20_Text"><text:span text:style-name="T17">return</text:span></text:span><text:span text:style-name="Source_20_Text"><text:span text:style-name="T16"> (</text:span></text:span></text:p>
      <text:p text:style-name="P7"><text:span text:style-name="Source_20_Text"><text:span text:style-name="T15"><text:s text:c="3"/></text:span></text:span><text:span text:style-name="Source_20_Text"><text:span text:style-name="T16">&lt;react.Fragment&gt;</text:span></text:span></text:p>
      <text:p text:style-name="P7"><text:span text:style-name="Source_20_Text"><text:span text:style-name="T15"><text:s text:c="6"/></text:span></text:span><text:span text:style-name="Source_20_Text"><text:span text:style-name="T16">&lt;TodoCounter /&gt; <text:s text:c="3"/></text:span></text:span></text:p>
      <text:p text:style-name="P7"><text:span text:style-name="Source_20_Text"><text:span text:style-name="T15"><text:s text:c="6"/></text:span></text:span><text:span text:style-name="Source_20_Text"><text:span text:style-name="T16">&lt;TodoSearch /&gt;</text:span></text:span></text:p>
      <text:p text:style-name="P7"><text:span text:style-name="Source_20_Text"><text:span text:style-name="T15"><text:s text:c="6"/></text:span></text:span><text:span text:style-name="Source_20_Text"><text:span text:style-name="T16">&lt;TodoList&gt;</text:span></text:span></text:p>
      <text:p text:style-name="P7"><text:span text:style-name="Source_20_Text"><text:span text:style-name="T15"><text:s text:c="8"/></text:span></text:span><text:span text:style-name="Source_20_Text"><text:span text:style-name="T16">{todos.map(todo =&gt; (</text:span></text:span></text:p>
      <text:p text:style-name="P7"><text:soft-page-break/><text:span text:style-name="Source_20_Text"><text:span text:style-name="T15"><text:s text:c="12"/></text:span></text:span><text:span text:style-name="Source_20_Text"><text:span text:style-name="T16">&lt;TodoItem key={todo.text} text={todo.text} /&gt;</text:span></text:span></text:p>
      <text:p text:style-name="P7"><text:span text:style-name="Source_20_Text"><text:span text:style-name="T15"><text:s text:c="8"/></text:span></text:span><text:span text:style-name="Source_20_Text"><text:span text:style-name="T16">))}</text:span></text:span></text:p>
      <text:p text:style-name="P7"><text:span text:style-name="Source_20_Text"><text:span text:style-name="T15"><text:s text:c="6"/></text:span></text:span><text:span text:style-name="Source_20_Text"><text:span text:style-name="T16">&lt;/TodoList&gt;</text:span></text:span></text:p>
      <text:p text:style-name="P7"><text:span text:style-name="Source_20_Text"><text:span text:style-name="T15"><text:s text:c="6"/></text:span></text:span><text:span text:style-name="Source_20_Text"><text:span text:style-name="T16">&lt;CreateTodoButtom /&gt; <text:s text:c="5"/></text:span></text:span></text:p>
      <text:p text:style-name="P7"><text:span text:style-name="Source_20_Text"><text:span text:style-name="T15"><text:s text:c="3"/></text:span></text:span><text:span text:style-name="Source_20_Text"><text:span text:style-name="T16">&lt;/react.Fragment&gt;</text:span></text:span></text:p>
      <text:p text:style-name="P7"><text:span text:style-name="Source_20_Text"><text:span text:style-name="T15"><text:s text:c="2"/></text:span></text:span><text:span text:style-name="Source_20_Text"><text:span text:style-name="T16">);</text:span></text:span></text:p>
      <text:p text:style-name="P7"><text:span text:style-name="Source_20_Text"><text:span text:style-name="T16">}</text:span></text:span></text:p>
      <text:p text:style-name="P9"/>
      <text:p text:style-name="P7"><text:span text:style-name="Source_20_Text"><text:span text:style-name="T16">export default App;</text:span></text:span></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21:04:34.817100697</meta:creation-date>
    <dc:date>2023-01-09T16:23:22.483762251</dc:date>
    <meta:editing-duration>PT11M49S</meta:editing-duration>
    <meta:editing-cycles>7</meta:editing-cycles>
    <meta:generator>LibreOffice/7.3.7.2$Linux_X86_64 LibreOffice_project/30$Build-2</meta:generator>
    <meta:document-statistic meta:table-count="0" meta:image-count="0" meta:object-count="0" meta:page-count="10" meta:paragraph-count="202" meta:word-count="1099" meta:character-count="7897" meta:non-whitespace-character-count="6503"/>
  </office:meta>
</office:document-meta>
</file>